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diagonal-bl-tr="0.74pt solid #000000" style:diagonal-tl-br="0.74pt solid #0000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1.hét</text:p>
          </table:table-cell>
          <table:table-cell office:value-type="string" calcext:value-type="string">
            <text:p>Státusz</text:p>
          </table:table-cell>
        </table:table-row>
        <table:table-row table:style-name="ro1">
          <table:table-cell office:value-type="string" calcext:value-type="string">
            <text:p>OO szemlélet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Homokozó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Gagyi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Yoda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2.hét</text:p>
          </table:table-cell>
          <table:table-cell/>
        </table:table-row>
        <table:table-row table:style-name="ro1">
          <table:table-cell office:value-type="string" calcext:value-type="string">
            <text:p>Liskov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Szülő-gyerek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AntiOO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Hello Android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Ciklomatikus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3.hét</text:p>
          </table:table-cell>
          <table:table-cell/>
        </table:table-row>
        <table:table-row table:style-name="ro1">
          <table:table-cell office:value-type="string" calcext:value-type="string">
            <text:p>Reverse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Forward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Esettan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BPNM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BPEL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4.hét</text:p>
          </table:table-cell>
          <table:table-cell/>
        </table:table-row>
        <table:table-row table:style-name="ro1">
          <table:table-cell office:value-type="string" calcext:value-type="string">
            <text:p>Encoding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OOCCWC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l334d1c4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Fullscreen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Percep osztály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5.hét</text:p>
          </table:table-cell>
          <table:table-cell/>
        </table:table-row>
        <table:table-row table:style-name="ro1">
          <table:table-cell office:value-type="string" calcext:value-type="string">
            <text:p>JDK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Másol-mozgat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Ctor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Esszé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7.hét</text:p>
          </table:table-cell>
          <table:table-cell/>
        </table:table-row>
        <table:table-row table:style-name="ro1">
          <table:table-cell office:value-type="string" calcext:value-type="string">
            <text:p>Gengszter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C++ Alloc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Alternativ tabella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Esszé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1" office:value-type="string" calcext:value-type="string">
            <text:p>9.hét</text:p>
          </table:table-cell>
          <table:table-cell/>
        </table:table-row>
        <table:table-row table:style-name="ro1">
          <table:table-cell office:value-type="string" calcext:value-type="string">
            <text:p>Tevékenység edit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OOCWC</text:p>
          </table:table-cell>
          <table:table-cell office:value-type="string" calcext:value-type="string">
            <text:p>Kész</text:p>
          </table:table-cell>
        </table:table-row>
        <table:table-row table:style-name="ro1">
          <table:table-cell office:value-type="string" calcext:value-type="string">
            <text:p>SamuCam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BrainB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office:value-type="string" calcext:value-type="string">
            <text:p>OSM</text:p>
          </table:table-cell>
          <table:table-cell office:value-type="string" calcext:value-type="string">
            <text:p>Folyamatba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10.hét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Port scan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OP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ndroid játék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Junit teszt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Leírá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1.hét: Az első hét feladait elkészítettem kivétel a Homokozó nevű feladatot.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2.hét A feladatok közül sikeres az : Anti OO ,liskov és a szülőgyerek feladat.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3.hét A harmadik hét feladati közül elkészítettem a BPMN amihez az online elérhető bpmn.io oldalt használtam. Az esettan tanulmányouzását melynél könyvet használtam és a Reverse engineering diagrammot melyet eclipsben készítettem el.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4.hét: A leet chiper programot elkészítettem és az Encoding feladatot is. UPP: Gyakorlati órán sikerült elkészítenem a FullScreen programot melynek forráscsipeteit a java2s.com oldalon találtam.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5.hét:JDK és mozgató szemantika szemléltetését elkészítettem.Az esszét pedig az RSA eljárásról írtam.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6.hét: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00.00.00</text:date>, <text:time style:data-style-name="N2" text:time-value="14:07:29.610033636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54:24.249622773</meta:creation-date>
    <dc:date>2018-11-07T15:21:30.224734467</dc:date>
    <meta:editing-duration>PT8M19S</meta:editing-duration>
    <meta:editing-cycles>3</meta:editing-cycles>
    <meta:generator>LibreOffice/6.0.3.2$Linux_X86_64 LibreOffice_project/00m0$Build-2</meta:generator>
    <meta:document-statistic meta:table-count="1" meta:cell-count="90" meta:object-count="0"/>
  </office:meta>
</office:document-meta>
</file>